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1.25cm"/>
    </style:style>
    <style:style style:name="gr2" style:family="graphic" style:parent-style-name="standard">
      <style:graphic-properties draw:stroke="none" svg:stroke-color="#000000" draw:fill="none" draw:fill-color="#ffffff" fo:min-height="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fo:min-height="1cm"/>
    </style:style>
    <style:style style:name="gr5" style:family="graphic" style:parent-style-name="standard">
      <style:graphic-properties draw:stroke="none" svg:stroke-color="#000000" draw:fill="none" draw:fill-color="#ffffff" fo:min-height="0.75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svg:stroke-color="#000000" draw:fill="none" draw:fill-color="#ffffff" fo:min-height="2.25cm"/>
    </style:style>
    <style:style style:name="gr8" style:family="graphic" style:parent-style-name="standard">
      <style:graphic-properties draw:fill="solid" draw:fill-color="#ffffff" draw:textarea-horizontal-align="center" draw:textarea-vertical-align="middle"/>
    </style:style>
    <style:style style:name="gr9" style:family="graphic" style:parent-style-name="standard">
      <style:graphic-properties draw:stroke="none" svg:stroke-color="#000000" draw:fill="none" draw:fill-color="#ffffff" fo:min-height="0.534cm"/>
    </style:style>
    <style:style style:name="gr10" style:family="graphic" style:parent-style-name="standard">
      <style:graphic-properties draw:fill="none" draw:textarea-horizontal-align="center" draw:textarea-vertical-align="middle"/>
    </style:style>
    <style:style style:name="gr11" style:family="graphic" style:parent-style-name="standard">
      <style:graphic-properties draw:stroke="none" svg:stroke-color="#000000" draw:fill="none" draw:fill-color="#ffffff" fo:min-height="6.25cm"/>
    </style:style>
    <style:style style:name="P1" style:family="paragraph">
      <style:text-properties fo:font-size="36pt" style:font-size-asian="36pt" style:font-size-complex="36pt"/>
    </style:style>
    <style:style style:name="P2" style:family="paragraph">
      <style:text-properties fo:font-size="18pt"/>
    </style:style>
    <style:style style:name="P3" style:family="paragraph">
      <style:text-properties fo:font-size="24pt" style:font-size-asian="24pt" style:font-size-complex="24pt"/>
    </style:style>
    <style:style style:name="P4" style:family="paragraph">
      <style:text-properties fo:color="#999999" fo:font-size="24pt" style:font-size-asian="24pt" style:font-size-complex="24pt"/>
    </style:style>
    <style:style style:name="P5" style:family="paragraph">
      <style:text-properties fo:color="#ff0000"/>
    </style:style>
    <style:style style:name="P6" style:family="paragraph">
      <style:text-properties fo:color="#ff0000" fo:font-size="180pt" style:font-size-asian="180pt" style:font-size-complex="180pt"/>
    </style:style>
    <style:style style:name="P7" style:family="paragraph">
      <style:text-properties fo:color="#000000" fo:font-size="24pt" style:font-size-asian="24pt" style:font-size-complex="24pt"/>
    </style:style>
    <style:style style:name="P8" style:family="paragraph">
      <style:paragraph-properties fo:text-align="center"/>
    </style:style>
    <style:style style:name="P9" style:family="paragraph">
      <style:paragraph-properties fo:text-align="end"/>
    </style:style>
    <style:style style:name="P10" style:family="paragraph">
      <style:paragraph-properties fo:text-align="end"/>
      <style:text-properties fo:font-size="24pt" fo:font-weight="bold" style:font-size-asian="24pt" style:font-weight-asian="bold" style:font-size-complex="24pt" style:font-weight-complex="bold"/>
    </style:style>
    <style:style style:name="P11" style:family="paragraph">
      <style:paragraph-properties style:text-autospace="none"/>
    </style:style>
    <style:style style:name="P12" style:family="paragraph">
      <style:paragraph-properties fo:text-align="center"/>
      <style:text-properties fo:font-size="24pt" fo:font-weight="bold" style:font-size-asian="24pt" style:font-weight-asian="bold" style:font-size-complex="24pt" style:font-weight-complex="bold"/>
    </style:style>
    <style:style style:name="P13" style:family="paragraph">
      <style:paragraph-properties fo:text-align="end"/>
      <style:text-properties fo:font-size="18pt" fo:font-weight="bold" style:font-size-asian="18pt" style:font-size-complex="18pt"/>
    </style:style>
    <style:style style:name="P14" style:family="paragraph">
      <style:paragraph-properties fo:text-align="end"/>
      <style:text-properties fo:font-size="18pt" fo:font-weight="bold" style:font-size-asian="24pt" style:font-size-complex="24pt"/>
    </style:style>
    <style:style style:name="P15" style:family="paragraph">
      <style:paragraph-properties fo:text-align="end"/>
      <style:text-properties fo:font-size="18pt" style:font-size-asian="24pt" style:font-size-complex="24pt"/>
    </style:style>
    <style:style style:name="P16" style:family="paragraph">
      <style:paragraph-properties fo:text-align="start"/>
    </style:style>
    <style:style style:name="P17" style:family="paragraph">
      <style:paragraph-properties fo:text-align="start"/>
      <style:text-properties fo:font-size="18pt" style:font-size-asian="24pt" style:font-size-complex="24pt"/>
    </style:style>
    <style:style style:name="P18" style:family="paragraph">
      <style:paragraph-properties fo:text-align="start"/>
      <style:text-properties fo:font-size="18pt" fo:font-weight="bold" style:font-size-asian="24pt" style:font-weight-asian="bold" style:font-size-complex="24pt" style:font-weight-complex="bold"/>
    </style:style>
    <style:style style:name="P19" style:family="paragraph">
      <style:text-properties fo:color="#999999" fo:font-size="18pt"/>
    </style:style>
    <style:style style:name="T1" style:family="text">
      <style:text-properties fo:font-size="36pt" style:font-size-asian="36pt" style:font-size-complex="36pt"/>
    </style:style>
    <style:style style:name="T2" style:family="text">
      <style:text-properties fo:font-size="18pt"/>
    </style:style>
    <style:style style:name="T3" style:family="text">
      <style:text-properties fo:font-size="24pt" style:font-size-asian="24pt" style:font-size-complex="24pt"/>
    </style:style>
    <style:style style:name="T4" style:family="text">
      <style:text-properties style:use-window-font-color="true" style:text-outline="false" style:text-line-through-style="none" fo:font-family="Wingdings" style:font-charset="x-symbol"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5" style:family="text">
      <style:text-properties fo:color="#999999" style:text-outline="false" style:text-line-through-style="none" fo:font-family="Wingdings" style:font-charset="x-symbol"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6" style:family="text">
      <style:text-properties fo:color="#999999" fo:font-size="24pt" style:font-size-asian="24pt" style:font-size-complex="24pt"/>
    </style:style>
    <style:style style:name="T7"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8" style:family="text">
      <style:text-properties fo:font-weight="bold" style:font-weight-asian="bold" style:font-weight-complex="bold"/>
    </style:style>
    <style:style style:name="T9" style:family="text">
      <style:text-properties fo:color="#999999"/>
    </style:style>
    <style:style style:name="T10" style:family="text">
      <style:text-properties fo:font-size="180pt" style:font-size-asian="180pt" style:font-size-complex="180pt"/>
    </style:style>
    <style:style style:name="T11" style:family="text">
      <style:text-properties fo:font-size="18pt" fo:font-weight="normal" style:font-weight-asian="normal" style:font-weight-complex="normal"/>
    </style:style>
    <style:style style:name="T12" style:family="text">
      <style:text-properties fo:color="#000000" fo:font-size="18pt"/>
    </style:style>
    <style:style style:name="T13" style:family="text">
      <style:text-properties fo:color="#000000" fo:font-size="18pt" fo:font-weight="bold" style:font-weight-asian="bold" style:font-weight-complex="bold"/>
    </style:style>
    <style:style style:name="T14" style:family="text">
      <style:text-properties fo:color="#999999" fo:font-size="18pt"/>
    </style:style>
    <style:style style:name="T15" style:family="text">
      <style:text-properties fo:color="#000000" style:text-outline="false" style:text-line-through-style="none" fo:font-family="Wingdings" style:font-charset="x-symbol"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16" style:family="text">
      <style:text-properties fo:color="#000000" fo:font-size="24pt" style:font-size-asian="24pt" style:font-size-complex="24pt"/>
    </style:style>
    <style:style style:name="T17" style:family="text">
      <style:text-properties fo:font-size="24pt" fo:font-weight="bold" style:font-size-asian="24pt" style:font-weight-asian="bold" style:font-size-complex="24pt" style:font-weight-complex="bold"/>
    </style:style>
    <style:style style:name="T18" style:family="text">
      <style:text-properties fo:color="#000000" fo:font-size="18pt" fo:font-weight="normal" style:font-weight-asian="normal" style:font-weight-complex="normal"/>
    </style:style>
    <style:style style:name="T19" style:family="text">
      <style:text-properties style:use-window-font-color="true" style:text-outline="false" style:text-line-through-style="none" fo:font-family="Wingdings" style:font-charset="x-symbol" fo:font-size="24pt" fo:font-style="normal" fo:text-shadow="none" style:text-underline-style="none" fo:font-weight="bold" style:letter-kerning="true" style:font-family-asian="Wingdings" style:font-charset-asian="x-symbol" style:font-size-asian="24pt" style:font-style-asian="normal" style:font-weight-asian="bold" style:font-family-complex="Wingdings" style:font-charset-complex="x-symbol" style:font-size-complex="24pt" style:font-style-complex="normal" style:font-weight-complex="bold" style:text-emphasize="none" style:font-relief="none" style:text-overline-style="none" style:text-overline-color="font-color"/>
    </style:style>
    <style:style style:name="T20" style:family="text">
      <style:text-properties fo:font-size="18pt" fo:font-weight="bold" style:font-size-asian="24pt" style:font-size-complex="24pt"/>
    </style:style>
    <style:style style:name="T21" style:family="text">
      <style:text-properties fo:font-size="18pt" style:font-size-asian="24pt" style:font-size-complex="24pt"/>
    </style:style>
    <style:style style:name="T22" style:family="text">
      <style:text-properties fo:font-size="18pt" fo:font-weight="bold" style:font-size-asian="24pt" style:font-weight-asian="bold" style:font-size-complex="24pt" style:font-weight-complex="bold"/>
    </style:style>
    <style:style style:name="T23" style:family="text">
      <style:text-properties fo:font-size="18pt" fo:font-weight="normal" style:font-size-asian="24pt" style:font-weight-asian="normal" style:font-size-complex="24pt" style:font-weight-complex="normal"/>
    </style:style>
    <style:style style:name="T24" style:family="text">
      <style:text-properties fo:color="#999999" fo:font-size="18pt" fo:font-weight="normal" style:font-weight-asian="normal" style:font-weight-complex="normal"/>
    </style:style>
    <style:style style:name="T25" style:family="text">
      <style:text-properties fo:color="#999999" fo:font-size="18pt" fo:font-weight="bold" style:font-weight-asian="bold" style:font-weight-complex="bold"/>
    </style:style>
    <style:style style:name="T26" style:family="text">
      <style:text-properties style:use-window-font-color="true" style:text-outline="false" style:text-line-through-style="none" fo:font-family="Webdings" style:font-charset="x-symbol" fo:font-size="24pt" fo:font-style="normal" fo:text-shadow="none" style:text-underline-style="none" fo:font-weight="normal" style:letter-kerning="true" style:font-family-asian="Webdings" style:font-charset-asian="x-symbol" style:font-size-asian="24pt" style:font-style-asian="normal" style:font-weight-asian="normal" style:font-family-complex="Webdings" style:font-charset-complex="x-symbo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24.5cm" svg:height="1.673cm" svg:x="2.5cm" svg:y="3.5cm">
          <draw:text-box>
            <text:p><text:span text:style-name="T1">Tervetuloa ostamaan Tracon-lippuja!</text:span></text:p>
          </draw:text-box>
        </draw:frame>
        <draw:frame draw:style-name="gr2" draw:text-style-name="P2"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4" draw:layer="layout" svg:width="4.964cm" svg:height="1.199cm" svg:x="2.5cm" svg:y="18.301cm">
          <draw:text-box>
            <text:p><text:span text:style-name="T5"></text:span><text:span text:style-name="T6"> </text:span><text:span text:style-name="T6">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4" draw:layer="layout" svg:width="24.5cm" svg:height="1.25cm" svg:x="2.5cm" svg:y="1.5cm">
          <draw:text-box>
            <text:p><text:span text:style-name="T8">1. Tervetuloa</text:span> <text:span text:style-name="T9">» 2. Liput » 3. Lisätiedot » 4. Yhteystiedot » 5. Vahvistus</text:span></text:p>
          </draw:text-box>
        </draw:frame>
      </draw:page>
      <draw:page draw:name="page2" draw:style-name="dp1" draw:master-page-name="Default">
        <office:forms form:automatic-focus="false" form:apply-design-mode="false"/>
        <draw:frame draw:style-name="gr3" draw:text-style-name="P6" draw:layer="layout" svg:width="29.073cm" svg:height="7.346cm" draw:transform="skewX (-6.97598096340773E-017) rotate (0.5235987755982) translate (0.5cm 14.537cm)">
          <draw:text-box>
            <text:p text:style-name="P5"><text:span text:style-name="T10">HYLÄTTY</text:span></text:p>
          </draw:text-box>
        </draw:frame>
        <draw:frame draw:style-name="gr4" draw:text-style-name="P2" draw:layer="layout" svg:width="24.5cm" svg:height="1.25cm" svg:x="2.5cm" svg:y="1.5cm">
          <draw:text-box>
            <text:p><text:span text:style-name="T11">1. Tervetuloa</text:span><text:span text:style-name="T12"> » </text:span><text:span text:style-name="T13">2. Liput</text:span><text:span text:style-name="T14"> » 3. Lisätiedot » 4. Yhteystiedot » 5. Vahvistus</text:span></text:p>
          </draw:text-box>
        </draw:frame>
        <draw:frame draw:style-name="gr1" draw:text-style-name="P1" draw:layer="layout" svg:width="24.5cm" svg:height="1.673cm" svg:x="2.5cm" svg:y="3.5cm">
          <draw:text-box>
            <text:p><text:span text:style-name="T1">Valitse ostettavat lippupaketit</text:span></text:p>
          </draw:text-box>
        </draw:frame>
        <draw:frame draw:style-name="gr2" draw:text-style-name="P2" draw:layer="layout" svg:width="24.5cm" svg:height="3.099cm" svg:x="2.5cm" svg:y="5.5cm">
          <draw:text-box>
            <text:p><text:span text:style-name="T2">Nunc quis lacus dolor, id consequat tellus. Quisque sed lacus ipsum. Sed convallis dapibus ornare. Vivamus pulvinar malesuada nulla, eget volutpat turpis bibendum at. Integer et sem id dolor lacinia pharetra. Nunc mattis lobortis nisl, ut fringilla odio vestibulum ut. Ut et ipsum velit, mollis porta metus. </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7" draw:layer="layout" svg:width="4.964cm" svg:height="1.199cm" svg:x="2.5cm" svg:y="18.301cm">
          <draw:text-box>
            <text:p><text:span text:style-name="T15"></text:span><text:span text:style-name="T16"> </text:span><text:span text:style-name="T16">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3" draw:layer="layout" svg:width="3cm" svg:height="1.195cm" svg:x="2.5cm" svg:y="9.305cm">
          <draw:text-box>
            <text:p><text:span text:style-name="T3">Lippu</text:span></text:p>
          </draw:text-box>
        </draw:frame>
        <draw:frame draw:style-name="gr5" draw:text-style-name="P3" draw:layer="layout" svg:width="6cm" svg:height="1.195cm" svg:x="15cm" svg:y="9.305cm">
          <draw:text-box>
            <text:p><text:span text:style-name="T3">Lippu ja paita</text:span></text:p>
          </draw:text-box>
        </draw:frame>
        <draw:frame draw:style-name="gr5" draw:text-style-name="P3" draw:layer="layout" svg:width="7cm" svg:height="1.195cm" svg:x="2.5cm" svg:y="13.805cm">
          <draw:text-box>
            <text:p><text:span text:style-name="T3">Lippu ja majoitus</text:span></text:p>
          </draw:text-box>
        </draw:frame>
        <draw:frame draw:style-name="gr5" draw:text-style-name="P3" draw:layer="layout" svg:width="9.5cm" svg:height="1.195cm" svg:x="15cm" svg:y="13.805cm">
          <draw:text-box>
            <text:p><text:span text:style-name="T3">Lippu, paita ja majoitus</text:span></text:p>
          </draw:text-box>
        </draw:frame>
        <draw:g>
          <draw:rect draw:style-name="gr6" draw:text-style-name="P8" draw:layer="layout" svg:width="1.5cm" svg:height="1cm" svg:x="11.5cm" svg:y="12cm">
            <text:p/>
          </draw:rect>
          <draw:frame draw:style-name="gr3" draw:layer="layout" svg:width="1.311cm" svg:height="0.963cm" svg:x="13.189cm" svg:y="12cm">
            <draw:text-box>
              <text:p>kpl</text:p>
            </draw:text-box>
          </draw:frame>
        </draw:g>
        <draw:g>
          <draw:rect draw:style-name="gr6" draw:text-style-name="P8" draw:layer="layout" svg:width="1.5cm" svg:height="1cm" svg:x="24cm" svg:y="12cm">
            <text:p/>
          </draw:rect>
          <draw:frame draw:style-name="gr3" draw:layer="layout" svg:width="1.311cm" svg:height="0.963cm" svg:x="25.689cm" svg:y="12cm">
            <draw:text-box>
              <text:p>kpl</text:p>
            </draw:text-box>
          </draw:frame>
        </draw:g>
        <draw:g>
          <draw:rect draw:style-name="gr6" draw:text-style-name="P8" draw:layer="layout" svg:width="1.5cm" svg:height="1cm" svg:x="11.5cm" svg:y="16.5cm">
            <text:p/>
          </draw:rect>
          <draw:frame draw:style-name="gr3" draw:layer="layout" svg:width="1.311cm" svg:height="0.963cm" svg:x="13.189cm" svg:y="16.5cm">
            <draw:text-box>
              <text:p>kpl</text:p>
            </draw:text-box>
          </draw:frame>
        </draw:g>
        <draw:g>
          <draw:rect draw:style-name="gr6" draw:text-style-name="P8" draw:layer="layout" svg:width="1.5cm" svg:height="1cm" svg:x="24cm" svg:y="16.5cm">
            <text:p/>
          </draw:rect>
          <draw:frame draw:style-name="gr3" draw:layer="layout" svg:width="1.311cm" svg:height="0.963cm" svg:x="25.689cm" svg:y="16.5cm">
            <draw:text-box>
              <text:p>kpl</text:p>
            </draw:text-box>
          </draw:frame>
        </draw:g>
        <draw:frame draw:style-name="gr5" draw:text-style-name="P10" draw:layer="layout" svg:width="4.5cm" svg:height="1.216cm" svg:x="10cm" svg:y="9.284cm">
          <draw:text-box>
            <text:p text:style-name="P9"><text:span text:style-name="T17">10 €</text:span></text:p>
          </draw:text-box>
        </draw:frame>
        <draw:frame draw:style-name="gr5" draw:text-style-name="P10" draw:layer="layout" svg:width="4.5cm" svg:height="1.216cm" svg:x="22.5cm" svg:y="9.284cm">
          <draw:text-box>
            <text:p text:style-name="P9"><text:span text:style-name="T17">15 €</text:span></text:p>
          </draw:text-box>
        </draw:frame>
        <draw:frame draw:style-name="gr5" draw:text-style-name="P10" draw:layer="layout" svg:width="4.5cm" svg:height="1.216cm" svg:x="10cm" svg:y="13.784cm">
          <draw:text-box>
            <text:p text:style-name="P9"><text:span text:style-name="T17">15 €</text:span></text:p>
          </draw:text-box>
        </draw:frame>
        <draw:frame draw:style-name="gr5" draw:text-style-name="P10" draw:layer="layout" svg:width="4.5cm" svg:height="1.216cm" svg:x="22.5cm" svg:y="13.784cm">
          <draw:text-box>
            <text:p text:style-name="P9"><text:span text:style-name="T17">20 €</text:span></text:p>
          </draw:text-box>
        </draw:frame>
        <draw:frame draw:style-name="gr7" draw:layer="layout" svg:width="12cm" svg:height="2.5cm" svg:x="2.5cm" svg:y="10.5cm">
          <draw:text-box>
            <text:p>Lorem ipsum dolor sit amet.</text:p>
          </draw:text-box>
        </draw:frame>
        <draw:frame draw:style-name="gr7" draw:layer="layout" svg:width="12cm" svg:height="2.5cm" svg:x="15cm" svg:y="10.5cm">
          <draw:text-box>
            <text:p>Lorem ipsum dolor sit amet, consectetur adipisicing elit.</text:p>
          </draw:text-box>
        </draw:frame>
        <draw:frame draw:style-name="gr7" draw:layer="layout" svg:width="12cm" svg:height="2.5cm" svg:x="2.5cm" svg:y="15cm">
          <draw:text-box>
            <text:p>Lorem ipsum dolor sit amet, sed do eiusmod tempor incididunt.</text:p>
          </draw:text-box>
        </draw:frame>
        <draw:frame draw:style-name="gr7" draw:layer="layout" svg:width="12cm" svg:height="2.5cm" svg:x="15cm" svg:y="15cm">
          <draw:text-box>
            <text:p>Lorem ipsum dolor sit amet, consectctur adipisicing elit, sed do eiusmod tempor incididunt.</text:p>
          </draw:text-box>
        </draw:frame>
        <draw:frame draw:style-name="gr5" draw:layer="layout" svg:width="5.5cm" svg:height="1cm" svg:x="0cm" svg:y="0cm">
          <draw:text-box>
            <text:p>VAIHTOEHTO 1</text:p>
          </draw:text-box>
        </draw:frame>
      </draw:page>
      <draw:page draw:name="page3" draw:style-name="dp1" draw:master-page-name="Default">
        <office:forms form:automatic-focus="false" form:apply-design-mode="false"/>
        <draw:frame draw:style-name="gr4" draw:text-style-name="P2" draw:layer="layout" svg:width="24.5cm" svg:height="1.25cm" svg:x="2.5cm" svg:y="1.5cm">
          <draw:text-box>
            <text:p><text:span text:style-name="T11">1. Tervetuloa</text:span><text:span text:style-name="T12"> » </text:span><text:span text:style-name="T13">2. Liput</text:span><text:span text:style-name="T14"> » 3. Lisätiedot » 4. Yhteystiedot » 5. Vahvistus</text:span></text:p>
          </draw:text-box>
        </draw:frame>
        <draw:frame draw:style-name="gr1" draw:text-style-name="P1" draw:layer="layout" svg:width="24.5cm" svg:height="1.673cm" svg:x="2.5cm" svg:y="3.5cm">
          <draw:text-box>
            <text:p><text:span text:style-name="T1">Valitse ostettavat lippupaketit</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7" draw:layer="layout" svg:width="4.964cm" svg:height="1.199cm" svg:x="2.5cm" svg:y="18.301cm">
          <draw:text-box>
            <text:p><text:span text:style-name="T15"></text:span><text:span text:style-name="T16"> </text:span><text:span text:style-name="T16">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3" draw:layer="layout" svg:width="7cm" svg:height="1.195cm" svg:x="2.5cm" svg:y="15cm">
          <draw:text-box>
            <text:p><text:span text:style-name="T3">Pelkkä lippu</text:span></text:p>
          </draw:text-box>
        </draw:frame>
        <draw:frame draw:style-name="gr5" draw:text-style-name="P3" draw:layer="layout" svg:width="8.25cm" svg:height="1.195cm" svg:x="2.5cm" svg:y="12.021cm">
          <draw:text-box>
            <text:p><text:span text:style-name="T3">Lippu ja paita</text:span></text:p>
          </draw:text-box>
        </draw:frame>
        <draw:frame draw:style-name="gr5" draw:text-style-name="P3" draw:layer="layout" svg:width="7cm" svg:height="1.195cm" svg:x="2.5cm" svg:y="10cm">
          <draw:text-box>
            <text:p><text:span text:style-name="T3">Lippu ja majoitus</text:span></text:p>
          </draw:text-box>
        </draw:frame>
        <draw:frame draw:style-name="gr5" draw:text-style-name="P3" draw:layer="layout" svg:width="12cm" svg:height="1.195cm" svg:x="2.5cm" svg:y="5.521cm">
          <draw:text-box>
            <text:p><text:span text:style-name="T3">Kokonaisvaltainen ratkaisu</text:span></text:p>
          </draw:text-box>
        </draw:frame>
        <draw:rect draw:style-name="gr8" draw:text-style-name="P8" draw:layer="layout" svg:width="1.5cm" svg:height="1cm" svg:x="21.5cm" svg:y="5.5cm">
          <text:p/>
        </draw:rect>
        <draw:frame draw:style-name="gr3" draw:layer="layout" svg:width="3.665cm" svg:height="1.216cm" svg:x="23.189cm" svg:y="5.5cm">
          <draw:text-box>
            <text:p>kpl à <text:span text:style-name="T17">20 €</text:span></text:p>
          </draw:text-box>
        </draw:frame>
        <draw:frame draw:style-name="gr9" draw:layer="layout" svg:width="16.5cm" svg:height="0.963cm" svg:x="2.5cm" svg:y="13.037cm">
          <draw:text-box>
            <text:p>Lorem ipsum dolor sit amet, consectetur adipisicing elit.</text:p>
          </draw:text-box>
        </draw:frame>
        <draw:frame draw:style-name="gr5" draw:layer="layout" svg:width="24.5cm" svg:height="1cm" svg:x="2.5cm" svg:y="11cm">
          <draw:text-box>
            <text:p>Lorem ipsum dolor sit amet, sed do eiusmod tempor incididunt.</text:p>
          </draw:text-box>
        </draw:frame>
        <draw:frame draw:style-name="gr1" draw:layer="layout" svg:width="24.5cm" svg:height="1.675cm" svg:x="2.5cm" svg:y="6.5cm">
          <draw:text-box>
            <text:p>Lorem ipsum dolor sit amet!!! Consectctur adipisicing elit, sed do eiusmod tempor incididunt! TUHANNET LISÄARVOT !! ← hypetystä</text:p>
          </draw:text-box>
        </draw:frame>
        <draw:frame draw:style-name="gr5" draw:layer="layout" svg:width="5.5cm" svg:height="1cm" svg:x="0cm" svg:y="0cm">
          <draw:text-box>
            <text:p>VAIHTOEHTO 2</text:p>
          </draw:text-box>
        </draw:frame>
        <draw:g>
          <draw:rect draw:style-name="gr6" draw:text-style-name="P8" draw:layer="layout" svg:width="1.5cm" svg:height="1cm" svg:x="21.5cm" svg:y="10cm">
            <text:p/>
          </draw:rect>
          <draw:frame draw:style-name="gr3" draw:layer="layout" svg:width="3.665cm" svg:height="1.216cm" svg:x="23.189cm" svg:y="10cm">
            <draw:text-box>
              <text:p>kpl à <text:span text:style-name="T17">15 €</text:span></text:p>
            </draw:text-box>
          </draw:frame>
        </draw:g>
        <draw:g>
          <draw:rect draw:style-name="gr6" draw:text-style-name="P8" draw:layer="layout" svg:width="1.5cm" svg:height="1cm" svg:x="21.5cm" svg:y="12cm">
            <text:p/>
          </draw:rect>
          <draw:frame draw:style-name="gr3" draw:layer="layout" svg:width="3.665cm" svg:height="1.216cm" svg:x="23.189cm" svg:y="12cm">
            <draw:text-box>
              <text:p>kpl à <text:span text:style-name="T17">15 €</text:span></text:p>
            </draw:text-box>
          </draw:frame>
        </draw:g>
        <draw:frame draw:style-name="gr9" draw:layer="layout" svg:width="16.5cm" svg:height="0.963cm" svg:x="2.5cm" svg:y="16cm">
          <draw:text-box>
            <text:p>Lorem ipsum dolor sit amet.</text:p>
          </draw:text-box>
        </draw:frame>
        <draw:g>
          <draw:rect draw:style-name="gr6" draw:text-style-name="P8" draw:layer="layout" svg:width="1.5cm" svg:height="1cm" svg:x="21.5cm" svg:y="15cm">
            <text:p/>
          </draw:rect>
          <draw:frame draw:style-name="gr3" draw:layer="layout" svg:width="3.665cm" svg:height="1.216cm" svg:x="23.189cm" svg:y="15cm">
            <draw:text-box>
              <text:p>kpl à <text:span text:style-name="T17">10 €</text:span></text:p>
            </draw:text-box>
          </draw:frame>
        </draw:g>
      </draw:page>
      <draw:page draw:name="page4" draw:style-name="dp1" draw:master-page-name="Default">
        <office:forms form:automatic-focus="false" form:apply-design-mode="false"/>
        <draw:frame draw:style-name="gr3" draw:text-style-name="P6" draw:layer="layout" svg:width="29.073cm" svg:height="7.346cm" draw:transform="skewX (-6.97598096340773E-017) rotate (0.5235987755982) translate (0.501cm 14.536cm)">
          <draw:text-box>
            <text:p text:style-name="P5"><text:span text:style-name="T10">HYLÄTTY</text:span></text:p>
          </draw:text-box>
        </draw:frame>
        <draw:frame draw:style-name="gr4" draw:text-style-name="P2" draw:layer="layout" svg:width="24.5cm" svg:height="1.25cm" svg:x="2.5cm" svg:y="1.5cm">
          <draw:text-box>
            <text:p><text:span text:style-name="T11">1. Tervetuloa</text:span><text:span text:style-name="T12"> » </text:span><text:span text:style-name="T18">2. Liput</text:span><text:span text:style-name="T14"> </text:span><text:span text:style-name="T12">» </text:span><text:span text:style-name="T13">3. Lisätiedot</text:span><text:span text:style-name="T14"> » 4. Yhteystiedot » 5. Vahvistus</text:span></text:p>
          </draw:text-box>
        </draw:frame>
        <draw:frame draw:style-name="gr1" draw:text-style-name="P1" draw:layer="layout" svg:width="24.5cm" svg:height="1.673cm" svg:x="2.5cm" svg:y="3.5cm">
          <draw:text-box>
            <text:p><text:span text:style-name="T1">Ilmoita paitojen koot</text:span></text:p>
          </draw:text-box>
        </draw:frame>
        <draw:frame draw:style-name="gr2" draw:text-style-name="P2" draw:layer="layout" svg:width="24.5cm" svg:height="3.099cm" svg:x="2.5cm" svg:y="5.5cm">
          <draw:text-box>
            <text:p><text:span text:style-name="T2">Duis felis tellus, rutrum in venenatis eu, laoreet ac felis. Sed vitae est sit amet leo congue interdum non in quam. Proin varius lacinia turpis eu bibendum. Integer aliquam ultricies justo ac cursus. Maecenas bibendum iaculis elit a dignissim. Sed eu quam sed eros adipiscing ultricies sed id dui. </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7" draw:layer="layout" svg:width="4.964cm" svg:height="1.199cm" svg:x="2.5cm" svg:y="18.301cm">
          <draw:text-box>
            <text:p><text:span text:style-name="T15"></text:span><text:span text:style-name="T16"> </text:span><text:span text:style-name="T16">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3" draw:layer="layout" svg:width="2.5cm" svg:height="1.195cm" svg:x="2.5cm" svg:y="9.5cm">
          <draw:text-box>
            <text:p><text:span text:style-name="T3">1.</text:span></text:p>
          </draw:text-box>
        </draw:frame>
        <draw:rect draw:style-name="gr10" draw:text-style-name="P8" draw:layer="layout" svg:width="1.5cm" svg:height="1cm" svg:x="4cm" svg:y="9.5cm">
          <text:p text:style-name="P8">M</text:p>
        </draw:rect>
        <draw:rect draw:style-name="gr10" draw:text-style-name="P12" draw:layer="layout" svg:width="1cm" svg:height="1cm" svg:x="5.5cm" svg:y="9.5cm">
          <text:p text:style-name="P11"><text:span text:style-name="T19"></text:span></text:p>
        </draw:rect>
        <draw:frame draw:style-name="gr5" draw:text-style-name="P3" draw:layer="layout" svg:width="2.5cm" svg:height="1.195cm" svg:x="2.5cm" svg:y="11cm">
          <draw:text-box>
            <text:p><text:span text:style-name="T3">2.</text:span></text:p>
          </draw:text-box>
        </draw:frame>
        <draw:rect draw:style-name="gr10" draw:text-style-name="P8" draw:layer="layout" svg:width="1.5cm" svg:height="1cm" svg:x="4cm" svg:y="11cm">
          <text:p text:style-name="P8">M</text:p>
        </draw:rect>
        <draw:rect draw:style-name="gr10" draw:text-style-name="P12" draw:layer="layout" svg:width="1cm" svg:height="1cm" svg:x="5.5cm" svg:y="11cm">
          <text:p text:style-name="P11"><text:span text:style-name="T19"></text:span></text:p>
        </draw:rect>
        <draw:frame draw:style-name="gr5" draw:text-style-name="P3" draw:layer="layout" svg:width="2.5cm" svg:height="1.195cm" svg:x="2.5cm" svg:y="12.5cm">
          <draw:text-box>
            <text:p><text:span text:style-name="T3">3.</text:span></text:p>
          </draw:text-box>
        </draw:frame>
        <draw:rect draw:style-name="gr10" draw:text-style-name="P8" draw:layer="layout" svg:width="1.5cm" svg:height="1cm" svg:x="4cm" svg:y="12.5cm">
          <text:p text:style-name="P8">M</text:p>
        </draw:rect>
        <draw:rect draw:style-name="gr10" draw:text-style-name="P12" draw:layer="layout" svg:width="1cm" svg:height="1cm" svg:x="5.5cm" svg:y="12.5cm">
          <text:p text:style-name="P11"><text:span text:style-name="T19"></text:span></text:p>
        </draw:rect>
        <draw:frame draw:style-name="gr5" draw:text-style-name="P3" draw:layer="layout" svg:width="2.5cm" svg:height="1.195cm" svg:x="2.5cm" svg:y="14cm">
          <draw:text-box>
            <text:p><text:span text:style-name="T3">4.</text:span></text:p>
          </draw:text-box>
        </draw:frame>
        <draw:rect draw:style-name="gr10" draw:text-style-name="P8" draw:layer="layout" svg:width="1.5cm" svg:height="1cm" svg:x="4cm" svg:y="14cm">
          <text:p text:style-name="P8">M</text:p>
        </draw:rect>
        <draw:rect draw:style-name="gr10" draw:text-style-name="P12" draw:layer="layout" svg:width="1cm" svg:height="1cm" svg:x="5.5cm" svg:y="14cm">
          <text:p text:style-name="P11"><text:span text:style-name="T19"></text:span></text:p>
        </draw:rect>
        <draw:frame draw:style-name="gr5" draw:text-style-name="P3" draw:layer="layout" svg:width="2.5cm" svg:height="1.195cm" svg:x="2.5cm" svg:y="15.5cm">
          <draw:text-box>
            <text:p><text:span text:style-name="T3">5.</text:span></text:p>
          </draw:text-box>
        </draw:frame>
        <draw:rect draw:style-name="gr10" draw:text-style-name="P8" draw:layer="layout" svg:width="1.5cm" svg:height="1cm" svg:x="4cm" svg:y="15.5cm">
          <text:p text:style-name="P8">M</text:p>
        </draw:rect>
        <draw:rect draw:style-name="gr10" draw:text-style-name="P12" draw:layer="layout" svg:width="1cm" svg:height="1cm" svg:x="5.5cm" svg:y="15.5cm">
          <text:p text:style-name="P11"><text:span text:style-name="T19"></text:span></text:p>
        </draw:rect>
        <draw:frame draw:style-name="gr5" draw:text-style-name="P3" draw:layer="layout" svg:width="2.5cm" svg:height="1.195cm" svg:x="15cm" svg:y="9.5cm">
          <draw:text-box>
            <text:p><text:span text:style-name="T3">6.</text:span></text:p>
          </draw:text-box>
        </draw:frame>
        <draw:rect draw:style-name="gr10" draw:text-style-name="P8" draw:layer="layout" svg:width="1.5cm" svg:height="1cm" svg:x="16.5cm" svg:y="9.5cm">
          <text:p text:style-name="P8">M</text:p>
        </draw:rect>
        <draw:rect draw:style-name="gr10" draw:text-style-name="P12" draw:layer="layout" svg:width="1cm" svg:height="1cm" svg:x="18cm" svg:y="9.5cm">
          <text:p text:style-name="P11"><text:span text:style-name="T19"></text:span></text:p>
        </draw:rect>
        <draw:frame draw:style-name="gr5" draw:text-style-name="P3" draw:layer="layout" svg:width="2.5cm" svg:height="1.195cm" svg:x="15cm" svg:y="11cm">
          <draw:text-box>
            <text:p><text:span text:style-name="T3">7.</text:span></text:p>
          </draw:text-box>
        </draw:frame>
        <draw:rect draw:style-name="gr10" draw:text-style-name="P8" draw:layer="layout" svg:width="1.5cm" svg:height="1cm" svg:x="16.5cm" svg:y="11cm">
          <text:p text:style-name="P8">M</text:p>
        </draw:rect>
        <draw:rect draw:style-name="gr10" draw:text-style-name="P12" draw:layer="layout" svg:width="1cm" svg:height="1cm" svg:x="18cm" svg:y="11cm">
          <text:p text:style-name="P11"><text:span text:style-name="T19"></text:span></text:p>
        </draw:rect>
        <draw:frame draw:style-name="gr5" draw:text-style-name="P3" draw:layer="layout" svg:width="2.5cm" svg:height="1.195cm" svg:x="15cm" svg:y="12.5cm">
          <draw:text-box>
            <text:p><text:span text:style-name="T3">8.</text:span></text:p>
          </draw:text-box>
        </draw:frame>
        <draw:rect draw:style-name="gr10" draw:text-style-name="P8" draw:layer="layout" svg:width="1.5cm" svg:height="1cm" svg:x="16.5cm" svg:y="12.5cm">
          <text:p text:style-name="P8">M</text:p>
        </draw:rect>
        <draw:rect draw:style-name="gr10" draw:text-style-name="P12" draw:layer="layout" svg:width="1cm" svg:height="1cm" svg:x="18cm" svg:y="12.5cm">
          <text:p text:style-name="P11"><text:span text:style-name="T19"></text:span></text:p>
        </draw:rect>
        <draw:frame draw:style-name="gr5" draw:text-style-name="P3" draw:layer="layout" svg:width="2.5cm" svg:height="1.195cm" svg:x="15cm" svg:y="14cm">
          <draw:text-box>
            <text:p><text:span text:style-name="T3">9.</text:span></text:p>
          </draw:text-box>
        </draw:frame>
        <draw:rect draw:style-name="gr10" draw:text-style-name="P8" draw:layer="layout" svg:width="1.5cm" svg:height="1cm" svg:x="16.5cm" svg:y="14cm">
          <text:p text:style-name="P8">M</text:p>
        </draw:rect>
        <draw:rect draw:style-name="gr10" draw:text-style-name="P12" draw:layer="layout" svg:width="1cm" svg:height="1cm" svg:x="18cm" svg:y="14cm">
          <text:p text:style-name="P11"><text:span text:style-name="T19"></text:span></text:p>
        </draw:rect>
        <draw:frame draw:style-name="gr5" draw:text-style-name="P3" draw:layer="layout" svg:width="2.5cm" svg:height="1.195cm" svg:x="15cm" svg:y="15.5cm">
          <draw:text-box>
            <text:p><text:span text:style-name="T3">10.</text:span></text:p>
          </draw:text-box>
        </draw:frame>
        <draw:rect draw:style-name="gr10" draw:text-style-name="P8" draw:layer="layout" svg:width="1.5cm" svg:height="1cm" svg:x="16.5cm" svg:y="15.5cm">
          <text:p text:style-name="P8">M</text:p>
        </draw:rect>
        <draw:rect draw:style-name="gr10" draw:text-style-name="P12" draw:layer="layout" svg:width="1cm" svg:height="1cm" svg:x="18cm" svg:y="15.5cm">
          <text:p text:style-name="P11"><text:span text:style-name="T19"></text:span></text:p>
        </draw:rect>
        <draw:frame draw:style-name="gr5" draw:layer="layout" svg:width="5.5cm" svg:height="1cm" svg:x="0cm" svg:y="0cm">
          <draw:text-box>
            <text:p>VAIHTOEHTO 1</text:p>
          </draw:text-box>
        </draw:frame>
      </draw:page>
      <draw:page draw:name="page5" draw:style-name="dp1" draw:master-page-name="Default">
        <office:forms form:automatic-focus="false" form:apply-design-mode="false"/>
        <draw:frame draw:style-name="gr4" draw:text-style-name="P2" draw:layer="layout" svg:width="24.5cm" svg:height="1.25cm" svg:x="2.5cm" svg:y="1.5cm">
          <draw:text-box>
            <text:p><text:span text:style-name="T11">1. Tervetuloa</text:span><text:span text:style-name="T12"> » </text:span><text:span text:style-name="T18">2. Liput</text:span><text:span text:style-name="T14"> </text:span><text:span text:style-name="T12">» </text:span><text:span text:style-name="T13">3. Lisätiedot</text:span><text:span text:style-name="T14"> » 4. Yhteystiedot » 5. Vahvistus</text:span></text:p>
          </draw:text-box>
        </draw:frame>
        <draw:frame draw:style-name="gr1" draw:text-style-name="P1" draw:layer="layout" svg:width="24.5cm" svg:height="1.673cm" svg:x="2.5cm" svg:y="3.5cm">
          <draw:text-box>
            <text:p><text:span text:style-name="T1">Ilmoita paitojen koot</text:span></text:p>
          </draw:text-box>
        </draw:frame>
        <draw:frame draw:style-name="gr2" draw:text-style-name="P2" draw:layer="layout" svg:width="24.5cm" svg:height="3.099cm" svg:x="2.5cm" svg:y="5.5cm">
          <draw:text-box>
            <text:p><text:span text:style-name="T2">Duis felis tellus, rutrum in venenatis eu, laoreet ac felis. Sed vitae est sit amet leo congue interdum non in quam. Proin varius lacinia turpis eu bibendum. Integer aliquam ultricies justo ac cursus. Maecenas bibendum iaculis elit a dignissim. Sed eu quam sed eros adipiscing ultricies sed id dui. </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7" draw:layer="layout" svg:width="4.964cm" svg:height="1.199cm" svg:x="2.5cm" svg:y="18.301cm">
          <draw:text-box>
            <text:p><text:span text:style-name="T15"></text:span><text:span text:style-name="T16"> </text:span><text:span text:style-name="T16">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3" draw:layer="layout" svg:width="24.5cm" svg:height="1.195cm" svg:x="2.5cm" svg:y="11cm">
          <draw:text-box>
            <text:p><text:span text:style-name="T3">Tavallinen</text:span><text:span text:style-name="T3"><text:tab/></text:span><text:span text:style-name="T3"><text:tab/></text:span><text:span text:style-name="T3">XS</text:span><text:span text:style-name="T3"><text:tab/></text:span><text:span text:style-name="T3"><text:tab/></text:span><text:span text:style-name="T3">S</text:span><text:span text:style-name="T3"><text:tab/></text:span><text:span text:style-name="T3"><text:tab/></text:span><text:span text:style-name="T3">M</text:span><text:span text:style-name="T3"><text:tab/></text:span><text:span text:style-name="T3"><text:tab/></text:span><text:span text:style-name="T3">L</text:span><text:span text:style-name="T3"><text:tab/></text:span><text:span text:style-name="T3"><text:tab/></text:span><text:span text:style-name="T3">XL</text:span><text:span text:style-name="T3"><text:tab/></text:span><text:span text:style-name="T3"><text:tab/></text:span><text:span text:style-name="T3">XXL</text:span><text:span text:style-name="T3"><text:tab/></text:span><text:span text:style-name="T3">XXXL</text:span></text:p>
          </draw:text-box>
        </draw:frame>
        <draw:frame draw:style-name="gr5" draw:layer="layout" svg:width="5.5cm" svg:height="1cm" svg:x="0cm" svg:y="0cm">
          <draw:text-box>
            <text:p>VAIHTOEHTO 2</text:p>
          </draw:text-box>
        </draw:frame>
        <draw:frame draw:style-name="gr5" draw:text-style-name="P3" draw:layer="layout" svg:width="24cm" svg:height="1.195cm" svg:x="2.5cm" svg:y="13.805cm">
          <draw:text-box>
            <text:p><text:span text:style-name="T3">Ladyfit</text:span><text:span text:style-name="T3"><text:tab/></text:span><text:span text:style-name="T3"><text:tab/></text:span><text:span text:style-name="T3"><text:tab/></text:span><text:span text:style-name="T3"><text:tab/></text:span><text:span text:style-name="T3">XS</text:span><text:span text:style-name="T3"><text:tab/></text:span><text:span text:style-name="T3"><text:tab/></text:span><text:span text:style-name="T3">S</text:span><text:span text:style-name="T3"><text:tab/></text:span><text:span text:style-name="T3"><text:tab/></text:span><text:span text:style-name="T3">M</text:span><text:span text:style-name="T3"><text:tab/></text:span><text:span text:style-name="T3"><text:tab/></text:span><text:span text:style-name="T3">L</text:span><text:span text:style-name="T3"><text:tab/></text:span><text:span text:style-name="T3"><text:tab/></text:span><text:span text:style-name="T3">XL</text:span><text:span text:style-name="T3"><text:tab/></text:span><text:span text:style-name="T3"><text:tab/></text:span><text:span text:style-name="T3">XXL</text:span><text:span text:style-name="T3"><text:tab/></text:span><text:span text:style-name="T3">XXXL</text:span></text:p>
          </draw:text-box>
        </draw:frame>
        <draw:rect draw:style-name="gr6" draw:text-style-name="P8" draw:layer="layout" svg:width="2.5cm" svg:height="1cm" svg:x="9cm" svg:y="12cm">
          <text:p/>
        </draw:rect>
        <draw:rect draw:style-name="gr6" draw:text-style-name="P8" draw:layer="layout" svg:width="2.5cm" svg:height="1cm" svg:x="11.5cm" svg:y="12cm">
          <text:p/>
        </draw:rect>
        <draw:rect draw:style-name="gr6" draw:text-style-name="P8" draw:layer="layout" svg:width="2.5cm" svg:height="1cm" svg:x="14cm" svg:y="12cm">
          <text:p/>
        </draw:rect>
        <draw:rect draw:style-name="gr6" draw:text-style-name="P8" draw:layer="layout" svg:width="2.5cm" svg:height="1cm" svg:x="16.5cm" svg:y="12cm">
          <text:p/>
        </draw:rect>
        <draw:rect draw:style-name="gr6" draw:text-style-name="P8" draw:layer="layout" svg:width="2.5cm" svg:height="1cm" svg:x="19cm" svg:y="12cm">
          <text:p/>
        </draw:rect>
        <draw:rect draw:style-name="gr6" draw:text-style-name="P8" draw:layer="layout" svg:width="2.5cm" svg:height="1cm" svg:x="21.5cm" svg:y="12cm">
          <text:p/>
        </draw:rect>
        <draw:rect draw:style-name="gr6" draw:text-style-name="P8" draw:layer="layout" svg:width="2.5cm" svg:height="1cm" svg:x="24cm" svg:y="12cm">
          <text:p/>
        </draw:rect>
        <draw:rect draw:style-name="gr6" draw:text-style-name="P8" draw:layer="layout" svg:width="2.5cm" svg:height="1cm" svg:x="9cm" svg:y="15cm">
          <text:p/>
        </draw:rect>
        <draw:rect draw:style-name="gr6" draw:text-style-name="P8" draw:layer="layout" svg:width="2.5cm" svg:height="1cm" svg:x="11.5cm" svg:y="15cm">
          <text:p/>
        </draw:rect>
        <draw:rect draw:style-name="gr6" draw:text-style-name="P8" draw:layer="layout" svg:width="2.5cm" svg:height="1cm" svg:x="14cm" svg:y="15cm">
          <text:p/>
        </draw:rect>
        <draw:rect draw:style-name="gr6" draw:text-style-name="P8" draw:layer="layout" svg:width="2.5cm" svg:height="1cm" svg:x="16.5cm" svg:y="15cm">
          <text:p/>
        </draw:rect>
        <draw:rect draw:style-name="gr6" draw:text-style-name="P8" draw:layer="layout" svg:width="2.5cm" svg:height="1cm" svg:x="19cm" svg:y="15cm">
          <text:p/>
        </draw:rect>
        <draw:rect draw:style-name="gr6" draw:text-style-name="P8" draw:layer="layout" svg:width="2.5cm" svg:height="1cm" svg:x="21.5cm" svg:y="15cm">
          <text:p/>
        </draw:rect>
        <draw:rect draw:style-name="gr6" draw:text-style-name="P8" draw:layer="layout" svg:width="2.5cm" svg:height="1cm" svg:x="24cm" svg:y="15cm">
          <text:p/>
        </draw:rect>
        <draw:frame draw:style-name="gr5" draw:text-style-name="P3" draw:layer="layout" svg:width="24.5cm" svg:height="1.22cm" svg:x="2.5cm" svg:y="9.305cm">
          <draw:text-box>
            <text:p><text:span text:style-name="T3">Paitoja</text:span><text:span text:style-name="T3"><text:tab/></text:span><text:span text:style-name="T3"><text:tab/></text:span><text:span text:style-name="T3"><text:tab/></text:span><text:span text:style-name="T17">5 kpl</text:span></text:p>
          </draw:text-box>
        </draw:frame>
      </draw:page>
      <draw:page draw:name="page6" draw:style-name="dp1" draw:master-page-name="Default">
        <office:forms form:automatic-focus="false" form:apply-design-mode="false"/>
        <draw:frame draw:style-name="gr4" draw:text-style-name="P2" draw:layer="layout" svg:width="24.5cm" svg:height="1.25cm" svg:x="2.5cm" svg:y="1.5cm">
          <draw:text-box>
            <text:p><text:span text:style-name="T11">1. Tervetuloa</text:span><text:span text:style-name="T12"> » </text:span><text:span text:style-name="T18">2. Liput</text:span><text:span text:style-name="T14"> </text:span><text:span text:style-name="T12">» </text:span><text:span text:style-name="T18">3. Lisätiedot</text:span><text:span text:style-name="T14"> </text:span><text:span text:style-name="T12">» </text:span><text:span text:style-name="T13">4. Yhteystiedot</text:span><text:span text:style-name="T14"> » 5. Vahvistus</text:span></text:p>
          </draw:text-box>
        </draw:frame>
        <draw:frame draw:style-name="gr1" draw:text-style-name="P1" draw:layer="layout" svg:width="24.5cm" svg:height="1.673cm" svg:x="2.5cm" svg:y="3.5cm">
          <draw:text-box>
            <text:p><text:span text:style-name="T1">Syötä yhteystietosi</text:span></text:p>
          </draw:text-box>
        </draw:frame>
        <draw:frame draw:style-name="gr2" draw:text-style-name="P2" draw:layer="layout" svg:width="24.5cm" svg:height="3.099cm" svg:x="2.5cm" svg:y="5.5cm">
          <draw:text-box>
            <text:p><text:span text:style-name="T2">Sed libero tellus, tempus et vulputate et, commodo eu lacus. Sed aliquet dui augue. Nulla eget nisl sed urna lacinia sodales. Nunc neque purus, pretium quis ultricies nec, convallis in nulla. Vestibulum ante ipsum primis in faucibus orci luctus et ultrices posuere cubilia Curae;</text:span></text:p>
          </draw:text-box>
        </draw:frame>
        <draw:frame draw:style-name="gr3" draw:text-style-name="P3" draw:layer="layout" svg:width="5.113cm" svg:height="1.199cm" svg:x="21.887cm" svg:y="18.301cm">
          <draw:text-box>
            <text:p><text:span text:style-name="T3">Seuraava </text:span><text:span text:style-name="T4"></text:span></text:p>
          </draw:text-box>
        </draw:frame>
        <draw:frame draw:style-name="gr3" draw:text-style-name="P7" draw:layer="layout" svg:width="4.964cm" svg:height="1.199cm" svg:x="2.5cm" svg:y="18.301cm">
          <draw:text-box>
            <text:p><text:span text:style-name="T15"></text:span><text:span text:style-name="T16"> </text:span><text:span text:style-name="T16">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13" draw:layer="layout" svg:width="8cm" svg:height="1cm" svg:x="2.5cm" svg:y="9.5cm">
          <draw:text-box>
            <text:p text:style-name="P9"><text:span text:style-name="T20">Nimi:</text:span></text:p>
          </draw:text-box>
        </draw:frame>
        <draw:frame draw:style-name="gr5" draw:text-style-name="P14" draw:layer="layout" svg:width="8cm" svg:height="1cm" svg:x="2.5cm" svg:y="11cm">
          <draw:text-box>
            <text:p text:style-name="P9"><text:span text:style-name="T20">Sähköpostiosoite:</text:span></text:p>
          </draw:text-box>
        </draw:frame>
        <draw:frame draw:style-name="gr5" draw:text-style-name="P14" draw:layer="layout" svg:width="8cm" svg:height="1cm" svg:x="2.5cm" svg:y="13.5cm">
          <draw:text-box>
            <text:p text:style-name="P9"><text:span text:style-name="T20">Osoite:</text:span></text:p>
          </draw:text-box>
        </draw:frame>
        <draw:frame draw:style-name="gr5" draw:text-style-name="P14" draw:layer="layout" svg:width="8cm" svg:height="1cm" svg:x="2.5cm" svg:y="15cm">
          <draw:text-box>
            <text:p text:style-name="P9"><text:span text:style-name="T20">Postinro ja -toimipaikka:</text:span></text:p>
          </draw:text-box>
        </draw:frame>
        <draw:frame draw:style-name="gr5" draw:text-style-name="P15" draw:layer="layout" svg:width="7.5cm" svg:height="1cm" svg:x="3cm" svg:y="16.5cm">
          <draw:text-box>
            <text:p text:style-name="P9"><text:span text:style-name="T21">Puhelinnumero:</text:span></text:p>
          </draw:text-box>
        </draw:frame>
        <draw:rect draw:style-name="gr6" draw:text-style-name="P8" draw:layer="layout" svg:width="15.5cm" svg:height="1cm" svg:x="11cm" svg:y="9.5cm">
          <text:p/>
        </draw:rect>
        <draw:rect draw:style-name="gr6" draw:text-style-name="P8" draw:layer="layout" svg:width="15.5cm" svg:height="1cm" svg:x="11cm" svg:y="11cm">
          <text:p/>
        </draw:rect>
        <draw:rect draw:style-name="gr6" draw:text-style-name="P8" draw:layer="layout" svg:width="15.5cm" svg:height="1cm" svg:x="11cm" svg:y="13.5cm">
          <text:p/>
        </draw:rect>
        <draw:rect draw:style-name="gr6" draw:text-style-name="P8" draw:layer="layout" svg:width="15.5cm" svg:height="1cm" svg:x="11cm" svg:y="15cm">
          <text:p/>
        </draw:rect>
        <draw:rect draw:style-name="gr6" draw:text-style-name="P8" draw:layer="layout" svg:width="15.5cm" svg:height="1cm" svg:x="11cm" svg:y="16.5cm">
          <text:p/>
        </draw:rect>
        <draw:rect draw:style-name="gr10" draw:text-style-name="P8" draw:layer="layout" svg:width="1cm" svg:height="1cm" svg:x="11cm" svg:y="12cm">
          <text:p text:style-name="P8">X</text:p>
        </draw:rect>
        <draw:frame draw:style-name="gr5" draw:text-style-name="P17" draw:layer="layout" svg:width="13cm" svg:height="1cm" svg:x="12cm" svg:y="12cm">
          <draw:text-box>
            <text:p text:style-name="P16"><text:span text:style-name="T21">Minulle saa lähettää Tracon-spämmiä</text:span></text:p>
          </draw:text-box>
        </draw:frame>
      </draw:page>
      <draw:page draw:name="page7" draw:style-name="dp1" draw:master-page-name="Default">
        <office:forms form:automatic-focus="false" form:apply-design-mode="false"/>
        <draw:frame draw:style-name="gr5" draw:text-style-name="P2" draw:layer="layout" svg:width="24.5cm" svg:height="1cm" svg:x="2.5cm" svg:y="1.5cm">
          <draw:text-box>
            <text:p><text:span text:style-name="T11">1. Tervetuloa</text:span><text:span text:style-name="T12"> » </text:span><text:span text:style-name="T18">2. Liput</text:span><text:span text:style-name="T14"> </text:span><text:span text:style-name="T12">» </text:span><text:span text:style-name="T18">3. Lisätiedot</text:span><text:span text:style-name="T14"> </text:span><text:span text:style-name="T12">» </text:span><text:span text:style-name="T18">4. Yhteystiedot</text:span><text:span text:style-name="T14"> </text:span><text:span text:style-name="T12">» </text:span><text:span text:style-name="T13">5. Vahvistus</text:span></text:p>
          </draw:text-box>
        </draw:frame>
        <draw:frame draw:style-name="gr1" draw:text-style-name="P1" draw:layer="layout" svg:width="24.5cm" svg:height="1.673cm" svg:x="2.5cm" svg:y="3.5cm">
          <draw:text-box>
            <text:p><text:span text:style-name="T1">Vahvista tilaus</text:span></text:p>
          </draw:text-box>
        </draw:frame>
        <draw:frame draw:style-name="gr2" draw:text-style-name="P2" draw:layer="layout" svg:width="24.5cm" svg:height="3.099cm" svg:x="2.5cm" svg:y="5.5cm">
          <draw:text-box>
            <text:p><text:span text:style-name="T2">Ut iaculis elementum eros eget facilisis. Etiam non magna mi, id sodales lectus. Aenean bibendum quam eget lorem lobortis et lobortis nunc porta. Quisque sit amet metus sit amet turpis ullamcorper tempus nec a ante. Donec commodo tempus est quis lacinia. Nunc ut euismod nibh.</text:span></text:p>
          </draw:text-box>
        </draw:frame>
        <draw:frame draw:style-name="gr3" draw:text-style-name="P3" draw:layer="layout" svg:width="4.583cm" svg:height="1.199cm" svg:x="22.417cm" svg:y="18.301cm">
          <draw:text-box>
            <text:p><text:span text:style-name="T3">Vahvista </text:span><text:span text:style-name="T4"></text:span></text:p>
          </draw:text-box>
        </draw:frame>
        <draw:frame draw:style-name="gr3" draw:text-style-name="P7" draw:layer="layout" svg:width="4.964cm" svg:height="1.199cm" svg:x="2.5cm" svg:y="18.301cm">
          <draw:text-box>
            <text:p><text:span text:style-name="T15"></text:span><text:span text:style-name="T16"> </text:span><text:span text:style-name="T16">Edellinen</text:span></text:p>
          </draw:text-box>
        </draw:frame>
        <draw:frame draw:style-name="gr3" draw:text-style-name="P3"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11" draw:text-style-name="P17" draw:layer="layout" svg:width="12cm" svg:height="6.719cm" svg:x="2.5cm" svg:y="9.5cm">
          <draw:text-box>
            <text:p text:style-name="P16"><text:span text:style-name="T22">4 x Lippu, majoitus ja paita</text:span></text:p>
            <text:p text:style-name="P16"><text:span text:style-name="T21">Paitojen koot: XL, XXL, XXXL, XXXXL</text:span></text:p>
            <text:p text:style-name="P16"><text:span text:style-name="T21"/></text:p>
            <text:p text:style-name="P16"><text:span text:style-name="T22">1 x Lippu ja paita</text:span></text:p>
            <text:p text:style-name="P16"><text:span text:style-name="T23">Paidan koko: XXXXXL</text:span></text:p>
            <text:p text:style-name="P16"><text:span text:style-name="T23"/></text:p>
            <text:p text:style-name="P16"><text:span text:style-name="T23">Tuotteet yhteensä:</text:span><text:span text:style-name="T23"><text:tab/></text:span><text:span text:style-name="T23">95,00 €</text:span></text:p>
            <text:p text:style-name="P16"><text:span text:style-name="T23">Toimituskulut:</text:span><text:span text:style-name="T23"><text:tab/></text:span><text:span text:style-name="T23"><text:tab/></text:span><text:span text:style-name="T23"> <text:s/>1,00 €</text:span></text:p>
            <text:p text:style-name="P16"><text:span text:style-name="T22">Yhteensä:</text:span><text:span text:style-name="T23"><text:tab/></text:span><text:span text:style-name="T23"><text:tab/></text:span><text:span text:style-name="T23"><text:tab/></text:span><text:span text:style-name="T22">96,00 €</text:span></text:p>
          </draw:text-box>
        </draw:frame>
        <draw:frame draw:style-name="gr11" draw:text-style-name="P18" draw:layer="layout" svg:width="12cm" svg:height="6.5cm" svg:x="15cm" svg:y="9.5cm">
          <draw:text-box>
            <text:p text:style-name="P16"><text:span text:style-name="T22">Ahto Simakuutio</text:span></text:p>
            <text:p text:style-name="P16"><text:span text:style-name="T23">ahto.simakuutio@aikon.fi</text:span></text:p>
            <text:p text:style-name="P16"><text:span text:style-name="T23">Saa spämmätä</text:span></text:p>
            <text:p text:style-name="P16"><text:span text:style-name="T23"/></text:p>
            <text:p text:style-name="P16"><text:span text:style-name="T23">Ikuisenteekkarinkatu 7 N 300</text:span></text:p>
            <text:p text:style-name="P16"><text:span text:style-name="T23">33720 HERWOOD</text:span></text:p>
            <text:p text:style-name="P16"><text:span text:style-name="T23"/></text:p>
            <text:p text:style-name="P16"><text:span text:style-name="T23">+358 50 555 1234</text:span></text:p>
          </draw:text-box>
        </draw:frame>
      </draw:page>
      <draw:page draw:name="page8" draw:style-name="dp1" draw:master-page-name="Default">
        <office:forms form:automatic-focus="false" form:apply-design-mode="false"/>
        <draw:frame draw:style-name="gr5" draw:text-style-name="P19" draw:layer="layout" svg:width="24.5cm" svg:height="1cm" svg:x="2.5cm" svg:y="1.5cm">
          <draw:text-box>
            <text:p><text:span text:style-name="T24">1. Tervetuloa</text:span><text:span text:style-name="T14"> » </text:span><text:span text:style-name="T24">2. Liput</text:span><text:span text:style-name="T14"> » </text:span><text:span text:style-name="T24">3. Lisätiedot</text:span><text:span text:style-name="T14"> » </text:span><text:span text:style-name="T24">4. Yhteystiedot</text:span><text:span text:style-name="T14"> » </text:span><text:span text:style-name="T24">5. Vahvistus</text:span><text:span text:style-name="T25"> </text:span></text:p>
          </draw:text-box>
        </draw:frame>
        <draw:frame draw:style-name="gr1" draw:text-style-name="P1" draw:layer="layout" svg:width="24.5cm" svg:height="1.673cm" svg:x="2.5cm" svg:y="3.5cm">
          <draw:text-box>
            <text:p><text:span text:style-name="T1">Kiitos tilauksestasi!</text:span></text:p>
          </draw:text-box>
        </draw:frame>
        <draw:frame draw:style-name="gr2" draw:text-style-name="P2" draw:layer="layout" svg:width="24.5cm" svg:height="3.099cm" svg:x="2.5cm" svg:y="5.5cm">
          <draw:text-box>
            <text:p><text:span text:style-name="T2">Etiam nibh leo, cursus quis condimentum at, lacinia at dolor. Sed nec nibh eget ipsum placerat feugiat vitae quis felis. Quisque eleifend bibendum turpis in mattis. Suspendisse scelerisque scelerisque ullamcorper. Curabitur a nisi massa. Ut blandit, erat in sodales aliquet, mi neque euismod eros, ac aliquam dolor tellus eu sapien. </text:span></text:p>
          </draw:text-box>
        </draw:frame>
        <draw:frame draw:style-name="gr11" draw:text-style-name="P18" draw:layer="layout" svg:width="12cm" svg:height="6.5cm" svg:x="15cm" svg:y="9.5cm">
          <draw:text-box>
            <text:p text:style-name="P16"><text:span text:style-name="T22">Ahto Simakuutio</text:span></text:p>
            <text:p text:style-name="P16"><text:span text:style-name="T23">ahto.simakuutio@aikon.fi</text:span></text:p>
            <text:p text:style-name="P16"><text:span text:style-name="T23">Saa spämmätä</text:span></text:p>
            <text:p text:style-name="P16"><text:span text:style-name="T23"/></text:p>
            <text:p text:style-name="P16"><text:span text:style-name="T23">Ikuisenteekkarinkatu 7 N 300</text:span></text:p>
            <text:p text:style-name="P16"><text:span text:style-name="T23">33720 HERWOOD</text:span></text:p>
            <text:p text:style-name="P16"><text:span text:style-name="T23"/></text:p>
            <text:p text:style-name="P16"><text:span text:style-name="T23">+358 50 555 1234</text:span></text:p>
          </draw:text-box>
        </draw:frame>
        <draw:frame draw:style-name="gr3" draw:text-style-name="P3" draw:layer="layout" svg:width="9.752cm" svg:height="1.195cm" svg:x="17.248cm" svg:y="18.305cm">
          <draw:text-box>
            <text:p><text:span text:style-name="T3">Tracon V:n kotisivuille </text:span><text:span text:style-name="T26">H</text:span></text:p>
          </draw:text-box>
        </draw:frame>
        <draw:frame draw:style-name="gr11" draw:text-style-name="P17" draw:layer="layout" svg:width="12cm" svg:height="6.719cm" svg:x="2.5cm" svg:y="9.501cm">
          <draw:text-box>
            <text:p text:style-name="P16"><text:span text:style-name="T22">4 x Lippu, majoitus ja paita</text:span></text:p>
            <text:p text:style-name="P16"><text:span text:style-name="T21">Paitojen koot: XL, XXL, XXXL, XXXXL</text:span></text:p>
            <text:p text:style-name="P16"><text:span text:style-name="T21"/></text:p>
            <text:p text:style-name="P16"><text:span text:style-name="T22">1 x Lippu ja paita</text:span></text:p>
            <text:p text:style-name="P16"><text:span text:style-name="T23">Paidan koko: XXXXXL</text:span></text:p>
            <text:p text:style-name="P16"><text:span text:style-name="T23"/></text:p>
            <text:p text:style-name="P16"><text:span text:style-name="T23">Tuotteet yhteensä:</text:span><text:span text:style-name="T23"><text:tab/></text:span><text:span text:style-name="T23">95,00 €</text:span></text:p>
            <text:p text:style-name="P16"><text:span text:style-name="T23">Toimituskulut:</text:span><text:span text:style-name="T23"><text:tab/></text:span><text:span text:style-name="T23"><text:tab/></text:span><text:span text:style-name="T23"> <text:s/>1,00 €</text:span></text:p>
            <text:p text:style-name="P16"><text:span text:style-name="T22">Yhteensä:</text:span><text:span text:style-name="T23"><text:tab/></text:span><text:span text:style-name="T23"><text:tab/></text:span><text:span text:style-name="T23"><text:tab/></text:span><text:span text:style-name="T22">96,00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7-15T21:48:10.08</meta:creation-date>
    <meta:editing-duration>PT02H50M55S</meta:editing-duration>
    <meta:editing-cycles>28</meta:editing-cycles>
    <meta:generator>OpenOffice.org/3.1$Win32 OpenOffice.org_project/310m11$Build-9399</meta:generator>
    <meta:initial-creator>Santtu Pajukanta</meta:initial-creator>
    <dc:date>2009-07-24T00:41:21.54</dc:date>
    <dc:creator>Santtu Pajukanta</dc:creator>
    <meta:document-statistic meta:object-count="157"/>
  </office:meta>
</office:document-meta>
</file>